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70" style:family="table-cell" style:parent-style-name="Default" style:data-style-name="N0">
      <style:table-cell-properties fo:border-bottom="none" fo:background-color="transparent" fo:border-left="none" fo:border-right="0.74pt solid #000000" fo:border-top="none"/>
      <style:text-properties style:font-name="Liberation Sans" style:font-name-asian="Liberation Serif" style:font-name-complex="Liberation Serif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fo:wrap-option="wrap" fo:border-left="none" fo:border-right="0.74pt solid #000000" fo:border-top="0.74pt solid #000000" style:vertical-align="automatic"/>
      <style:text-properties style:font-name="Liberation Sans" style:font-name-asian="Liberation Serif" style:font-name-complex="Liberation Serif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78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96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normal" style:font-weight-asian="normal" style:font-weight-complex="normal"/>
    </style:style>
    <style:style style:name="ce82" style:family="table-cell" style:parent-style-name="Default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9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normal" style:text-position="0% 100%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codeblock&gt;</text:p>
          </table:table-cell>
          <table:table-cell table:style-name="ce66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declaration&gt; | &lt;statement&gt;</text:p>
          </table:table-cell>
          <table:table-cell table:style-name="ce11" office:value-type="string" calcext:value-type="string">
            <text:p>&lt;declaration&gt;</text:p>
          </table:table-cell>
          <table:table-cell table:style-name="ce98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<text:span text:style-name="T1">CLASS</text:span> | &lt;varFunc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98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classDeclaration&gt;</text:p>
          </table:table-cell>
          <table:table-cell table:style-name="ce67" office:value-type="string" calcext:value-type="string">
            <text:p>&lt;static&gt;? <text:span text:style-name="T1">CLASS</text:span>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FuncDeclaration&gt;</text:p>
          </table:table-cell>
          <table:table-cell table:style-name="ce67" office:value-type="string" calcext:value-type="string">
            <text:p>&lt;varFuncDeclarationAttributes&gt; | <text:span text:style-name="T3">VOID</text:span> | &lt;type&gt; <text:span text:style-name="T3">ID</text:span></text:p>
          </table:table-cell>
          <table:table-cell table:style-name="ce11" office:value-type="string" calcext:value-type="string">
            <text:p>&lt;funcDeclaration&gt;</text:p>
          </table:table-cell>
          <table:table-cell table:style-name="ce98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&lt;varFuncDeclarationAttributes&gt;?<text:span text:style-name="T3"> ID ID </text:span><text:span text:style-name="T4">!</text:span><text:span text:style-name="T5">PARENTHESIS_OPEN</text:span>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98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8" office:value-type="string" calcext:value-type="string">
            <text:p>&lt;funcDeclaration&gt;</text:p>
          </table:table-cell>
          <table:table-cell table:style-name="ce67" office:value-type="string" calcext:value-type="string">
            <text:p>&lt;varFuncDeclarationAttributes&gt;? (<text:span text:style-name="T3">VOID</text:span> | (&lt;type&gt; <text:span text:style-name="T3">ID PARENTHESIS_OPEN</text:span>))</text:p>
          </table:table-cell>
          <table:table-cell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58" office:value-type="string" calcext:value-type="string">
            <text:p>&lt;varFuncDeclarationAttributes&gt;</text:p>
          </table:table-cell>
          <table:table-cell table:style-name="ce66" office:value-type="string" calcext:value-type="string">
            <text:p>&lt;scope&gt; | &lt;static&gt; | &lt;final&gt; | &lt;inline&gt;</text:p>
          </table:table-cell>
          <table:table-cell table:style-name="ce11" office:value-type="string" calcext:value-type="string">
            <text:p>&lt;scope&gt;</text:p>
          </table:table-cell>
          <table:table-cell table:style-name="ce98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70" office:value-type="string" calcext:value-type="string">
            <text:p>𝛆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PRIVATE</text:span> &lt;static&gt;? &lt;final&gt;? &lt;inlin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6">&lt;paramAttributes&gt; |</text:span> <text:span text:style-name="T7">&lt;type&gt;</text:span>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9" office:value-type="string" calcext:value-type="string">
            <text:p>&lt;paramAttributes&gt;</text:p>
          </table:table-cell>
          <table:table-cell table:style-name="ce74" office:value-type="string" calcext:value-type="string">
            <text:p>&lt;final&gt; | &lt;inline&gt;</text:p>
          </table:table-cell>
          <table:table-cell table:style-name="ce73" office:value-type="string" calcext:value-type="string">
            <text:p>𝛆</text:p>
          </table:table-cell>
          <table:table-cell table:style-name="ce100" office:value-type="string" calcext:value-type="string">
            <text:p>&lt;final&gt;? &lt;inline&gt;?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ODY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office:value-type="string" calcext:value-type="string">
            <text:p>&lt;scope&gt;</text:p>
          </table:table-cell>
          <table:table-cell table:style-name="ce76" office:value-type="string" calcext:value-type="string">
            <text:p>PUBLIC | PROTECTED | PRIVATE</text:p>
          </table:table-cell>
          <table:table-cell table:style-name="ce14" office:value-type="string" calcext:value-type="string">
            <text:p>PUBLIC</text:p>
          </table:table-cell>
          <table:table-cell table:style-name="ce102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 table:number-columns-repeated="3"/>
          <table:table-cell table:style-name="ce14" office:value-type="string" calcext:value-type="string">
            <text:p>PROTECTED</text:p>
          </table:table-cell>
          <table:table-cell table:style-name="ce102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 table:number-columns-repeated="3"/>
          <table:table-cell table:style-name="ce14" office:value-type="string" calcext:value-type="string">
            <text:p>𝛆</text:p>
          </table:table-cell>
          <table:table-cell table:style-name="ce102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table:style-name="ce60" office:value-type="string" calcext:value-type="string">
            <text:p>&lt;static&gt;</text:p>
          </table:table-cell>
          <table:table-cell table:style-name="ce75" office:value-type="string" calcext:value-type="string">
            <text:p>STATIC</text:p>
          </table:table-cell>
          <table:table-cell table:style-name="ce23" office:value-type="string" calcext:value-type="string">
            <text:p>𝛆</text:p>
          </table:table-cell>
          <table:table-cell table:style-name="ce103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relAccessValue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8">&lt;preUnaryOp&gt;? </text:span><text:span text:style-name="T9">&lt;relAccessValue&gt;</text:span>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59" office:value-type="string" calcext:value-type="string">
            <text:p>&lt;relAccessValue&gt;</text:p>
          </table:table-cell>
          <table:table-cell table:style-name="ce100" office:value-type="string" calcext:value-type="string">
            <text:p>&lt;value&gt;</text:p>
          </table:table-cell>
          <table:table-cell table:style-name="ce116" office:value-type="string" calcext:value-type="string">
            <text:p>&lt;accessChain&gt;</text:p>
          </table:table-cell>
          <table:table-cell table:style-name="ce100" office:value-type="string" calcext:value-type="string">
            <text:p>&lt;accessChain&gt; &lt;valu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Default" table:number-columns-repeated="2"/>
          <table:table-cell table:style-name="ce12" office:value-type="string" calcext:value-type="string">
            <text:p>𝛆</text:p>
          </table:table-cell>
          <table:table-cell table:style-name="Default" office:value-type="string" calcext:value-type="string">
            <text:p>&lt;value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59" office:value-type="string" calcext:value-type="string">
            <text:p>&lt;value&gt;</text:p>
          </table:table-cell>
          <table:table-cell table:style-name="ce78" office:value-type="string" calcext:value-type="string">
            <text:p>&lt;constValue&gt; | PARENTHESIS_OPEN | &lt;identifier&gt; | &lt;call&gt;</text:p>
          </table:table-cell>
          <table:table-cell table:style-name="ce57" office:value-type="string" calcext:value-type="string">
            <text:p>&lt;constValue&gt;</text:p>
          </table:table-cell>
          <table:table-cell table:style-name="ce100" office:value-type="string" calcext:value-type="string">
            <text:p>&lt;constValue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62"/>
          <table:table-cell table:style-name="ce79"/>
          <table:table-cell table:style-name="ce91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62"/>
          <table:table-cell table:style-name="ce80"/>
          <table:table-cell table:style-name="ce12" office:value-type="string" calcext:value-type="string">
            <text:p>&lt;call&gt;</text:p>
          </table:table-cell>
          <table:table-cell table:style-name="ce80" office:value-type="string" calcext:value-type="string">
            <text:p>&lt;call&gt;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/>
          <table:table-cell table:style-name="ce62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identifier&gt;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ce59" office:value-type="string" calcext:value-type="string">
            <text:p>&lt;accessChain&gt;</text:p>
          </table:table-cell>
          <table:table-cell table:style-name="ce96" office:value-type="string" calcext:value-type="string">
            <text:p>&lt;value&gt; &lt;accessor&gt;</text:p>
          </table:table-cell>
          <table:table-cell table:style-name="ce92" office:value-type="string" calcext:value-type="string">
            <text:p>𝛆</text:p>
          </table:table-cell>
          <table:table-cell table:style-name="ce100" office:value-type="string" calcext:value-type="string">
            <text:p>(&lt;staticIdentifierChain&gt; <text:span text:style-name="T7">)* &lt;staticIdentiferChain&gt;</text:span>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62" office:value-type="string" calcext:value-type="string">
            <text:p>&lt;identifier&gt;</text:p>
          </table:table-cell>
          <table:table-cell table:style-name="ce82" office:value-type="string" calcext:value-type="string">
            <text:p>ID </text:p>
          </table:table-cell>
          <table:table-cell table:style-name="ce23" office:value-type="string" calcext:value-type="string">
            <text:p>𝛆</text:p>
          </table:table-cell>
          <table:table-cell table:style-name="ce104" office:value-type="string" calcext:value-type="string">
            <text:p>ID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73" office:value-type="string" calcext:value-type="string">
            <text:p>NUMBER</text:p>
          </table:table-cell>
          <table:table-cell table:style-name="ce105" office:value-type="string" calcext:value-type="string">
            <text:p>NUMBER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7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59" office:value-type="string" calcext:value-type="string">
            <text:p>&lt;accessor&gt;</text:p>
          </table:table-cell>
          <table:table-cell table:style-name="ce100" office:value-type="string" calcext:value-type="string">
            <text:p>&lt;normalAccessor&gt; | &lt;staticAccessor&gt;</text:p>
          </table:table-cell>
          <table:table-cell table:style-name="ce57" office:value-type="string" calcext:value-type="string">
            <text:p>&lt;normalAccessor&gt;</text:p>
          </table:table-cell>
          <table:table-cell table:style-name="ce134" office:value-type="string" calcext:value-type="string">
            <text:p>&lt;normalAccessor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table:style-name="ce62"/>
          <table:table-cell table:style-name="ce80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staticAccessor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/>
          <table:table-cell table:style-name="ce60" office:value-type="string" calcext:value-type="string">
            <text:p>&lt;normalAccessor&gt;</text:p>
          </table:table-cell>
          <table:table-cell table:style-name="ce75" office:value-type="string" calcext:value-type="string">
            <text:p>.</text:p>
          </table:table-cell>
          <table:table-cell table:style-name="ce31" office:value-type="string" calcext:value-type="string">
            <text:p>𝛆</text:p>
          </table:table-cell>
          <table:table-cell table:style-name="ce103" office:value-type="string" calcext:value-type="string">
            <text:p>.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/>
          <table:table-cell office:value-type="string" calcext:value-type="string">
            <text:p>&lt;staticAccessor&gt;</text:p>
          </table:table-cell>
          <table:table-cell table:style-name="ce76" office:value-type="string" calcext:value-type="string">
            <text:p>:</text:p>
          </table:table-cell>
          <table:table-cell table:style-name="ce32" office:value-type="string" calcext:value-type="string">
            <text:p>𝛆</text:p>
          </table:table-cell>
          <table:table-cell table:style-name="ce102" office:value-type="string" calcext:value-type="string">
            <text:p>: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/>
          <table:table-cell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lue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16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09T15:47:55.782620144</dc:date>
    <meta:editing-cycles>494</meta:editing-cycles>
    <meta:editing-duration>PT1H13M39S</meta:editing-duration>
    <meta:document-statistic meta:table-count="1" meta:cell-count="514" meta:object-count="0"/>
  </office:meta>
</office:document-meta>
</file>